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Helvetica"/>
  </office:font-face-decls>
  <office:automatic-styles>
    <style:style style:name="P1" style:family="paragraph" style:parent-style-name="Standard">
      <style:text-properties fo:font-size="10pt" officeooo:paragraph-rsid="001d08ab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officeooo:rsid="00288ee2" officeooo:paragraph-rsid="00288ee2" style:font-size-asian="10pt" style:font-size-complex="10pt"/>
    </style:style>
    <style:style style:name="P4" style:family="paragraph" style:parent-style-name="Standard">
      <style:text-properties officeooo:paragraph-rsid="001e38de"/>
    </style:style>
    <style:style style:name="P5" style:family="paragraph" style:parent-style-name="Standard">
      <style:text-properties officeooo:rsid="001d08ab" officeooo:paragraph-rsid="001d08ab"/>
    </style:style>
    <style:style style:name="P6" style:family="paragraph" style:parent-style-name="Standard">
      <style:text-properties fo:font-variant="normal" fo:text-transform="none" fo:color="#000000" loext:opacity="100%" style:font-name="Verdana" fo:font-size="9pt" fo:letter-spacing="normal" fo:font-style="normal" fo:font-weight="bold" officeooo:paragraph-rsid="001e38de" style:font-weight-asian="bold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Verdana" fo:font-size="9pt" fo:letter-spacing="normal" fo:font-style="normal" fo:font-weight="bold" officeooo:rsid="0022cb92" officeooo:paragraph-rsid="0022cb92" style:font-weight-asian="bold" style:font-weight-complex="bold"/>
    </style:style>
    <style:style style:name="P8" style:family="paragraph" style:parent-style-name="Standard">
      <style:text-properties fo:font-variant="normal" fo:text-transform="none" fo:color="#000000" loext:opacity="100%" style:font-name="Verdana" fo:font-size="9pt" fo:letter-spacing="normal" fo:font-style="normal" fo:font-weight="bold" officeooo:rsid="0023f887" officeooo:paragraph-rsid="00269274" style:font-weight-asian="bold" style:font-weight-complex="bold"/>
    </style:style>
    <style:style style:name="P9" style:family="paragraph" style:parent-style-name="Standard">
      <style:text-properties fo:font-variant="normal" fo:text-transform="none" fo:color="#000000" loext:opacity="100%" style:font-name="Verdana" fo:font-size="9pt" fo:letter-spacing="normal" fo:font-style="normal" fo:font-weight="bold" officeooo:rsid="00286f3f" officeooo:paragraph-rsid="00286f3f" style:font-weight-asian="bold" style:font-weight-complex="bold"/>
    </style:style>
    <style:style style:name="P10" style:family="paragraph" style:parent-style-name="Standard">
      <style:text-properties fo:font-variant="normal" fo:text-transform="none" fo:color="#000000" loext:opacity="100%" style:font-name="Verdana" fo:font-size="9pt" fo:letter-spacing="normal" fo:font-style="normal" fo:font-weight="normal" officeooo:paragraph-rsid="001d08ab"/>
    </style:style>
    <style:style style:name="P11" style:family="paragraph" style:parent-style-name="Standard">
      <style:text-properties fo:font-variant="normal" fo:text-transform="none" fo:color="#000000" loext:opacity="100%" style:font-name="Verdana" fo:font-size="9pt" fo:letter-spacing="normal" fo:font-style="normal" fo:font-weight="normal" officeooo:rsid="0020e243" officeooo:paragraph-rsid="0020e243"/>
    </style:style>
    <style:style style:name="P12" style:family="paragraph" style:parent-style-name="Standard">
      <style:text-properties officeooo:rsid="0020e243" officeooo:paragraph-rsid="0020e243"/>
    </style:style>
    <style:style style:name="P13" style:family="paragraph" style:parent-style-name="Standard">
      <style:text-properties officeooo:rsid="0022cb92" officeooo:paragraph-rsid="0022cb92"/>
    </style:style>
    <style:style style:name="P14" style:family="paragraph" style:parent-style-name="Standard">
      <style:text-properties officeooo:rsid="0023ce64" officeooo:paragraph-rsid="0023ce64"/>
    </style:style>
    <style:style style:name="P15" style:family="paragraph" style:parent-style-name="Standard">
      <style:text-properties officeooo:paragraph-rsid="001d08ab"/>
    </style:style>
    <style:style style:name="P16" style:family="paragraph" style:parent-style-name="Standard">
      <style:text-properties officeooo:rsid="0023f887" officeooo:paragraph-rsid="0023f887"/>
    </style:style>
    <style:style style:name="P17" style:family="paragraph" style:parent-style-name="Standard">
      <style:text-properties officeooo:rsid="0023f887" officeooo:paragraph-rsid="00269274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Standard">
      <style:text-properties officeooo:rsid="00286f3f" officeooo:paragraph-rsid="00286f3f"/>
    </style:style>
    <style:style style:name="P20" style:family="paragraph" style:parent-style-name="Standard">
      <style:text-properties officeooo:paragraph-rsid="002caeed"/>
    </style:style>
    <style:style style:name="P21" style:family="paragraph" style:parent-style-name="Standard">
      <style:text-properties fo:font-size="9pt" fo:font-weight="bold" officeooo:rsid="00311664" officeooo:paragraph-rsid="002caeed" style:font-size-asian="9pt" style:font-weight-asian="bold" style:font-size-complex="9pt" style:font-weight-complex="bold"/>
    </style:style>
    <style:style style:name="P22" style:family="paragraph" style:parent-style-name="Standard">
      <style:text-properties fo:font-size="9pt" fo:font-weight="normal" officeooo:rsid="00311664" officeooo:paragraph-rsid="00311664" style:font-size-asian="9pt" style:font-weight-asian="normal" style:font-size-complex="9pt" style:font-weight-complex="normal"/>
    </style:style>
    <style:style style:name="P23" style:family="paragraph" style:parent-style-name="Standard">
      <style:text-properties fo:color="#000000" loext:opacity="100%" style:text-line-through-style="none" style:text-line-through-type="none" style:font-name="Verdana" fo:font-size="9pt" style:text-underline-style="none" fo:font-weight="normal" officeooo:paragraph-rsid="002caeed" style:text-blinking="false"/>
    </style:style>
    <style:style style:name="P24" style:family="paragraph" style:parent-style-name="Standard">
      <style:text-properties officeooo:paragraph-rsid="0032663c"/>
    </style:style>
    <style:style style:name="P25" style:family="paragraph" style:parent-style-name="Standard">
      <style:text-properties fo:font-size="10pt" officeooo:rsid="00288ee2" officeooo:paragraph-rsid="00288ee2" style:font-size-asian="10pt" style:font-size-complex="10pt"/>
    </style:style>
    <style:style style:name="P26" style:family="paragraph" style:parent-style-name="Standard">
      <style:text-properties fo:font-size="10pt" officeooo:rsid="0034633e" officeooo:paragraph-rsid="0034633e" style:font-size-asian="10pt" style:font-size-complex="10pt"/>
    </style:style>
    <style:style style:name="P27" style:family="paragraph" style:parent-style-name="Standard">
      <style:paragraph-properties>
        <style:tab-stops>
          <style:tab-stop style:position="1.3138in"/>
        </style:tab-stops>
      </style:paragraph-properties>
      <style:text-properties fo:font-size="10pt" officeooo:rsid="0034633e" officeooo:paragraph-rsid="0034633e" style:font-size-asian="10pt" style:font-size-complex="10pt"/>
    </style:style>
    <style:style style:name="P28" style:family="paragraph" style:parent-style-name="Text_20_body">
      <style:paragraph-properties fo:text-align="justify" style:justify-single-word="false">
        <style:tab-stops>
          <style:tab-stop style:position="1.3138in"/>
        </style:tab-stops>
      </style:paragraph-properties>
      <style:text-properties fo:font-size="9pt"/>
    </style:style>
    <style:style style:name="T1" style:family="text">
      <style:text-properties fo:font-variant="normal" fo:text-transform="none" fo:color="#000000" loext:opacity="100%" style:font-name="Verdana" fo:font-size="9pt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font-name="Liberation Serif" fo:font-size="9pt" fo:letter-spacing="normal" fo:font-style="normal" fo:font-weight="bold" style:font-size-asian="9pt" style:font-weight-asian="bold" style:font-size-complex="9pt" style:font-weight-complex="bold"/>
    </style:style>
    <style:style style:name="T3" style:family="text">
      <style:text-properties fo:font-variant="normal" fo:text-transform="none" fo:color="#6a0000" loext:opacity="100%" style:text-line-through-style="none" style:text-line-through-type="none" style:font-name="Verdana" fo:font-size="10pt" fo:letter-spacing="normal" fo:font-style="normal" style:text-underline-style="none" fo:font-weight="bold" style:text-blinking="false" style:font-weight-asian="bold" style:font-weight-complex="bold"/>
    </style:style>
    <style:style style:name="T4" style:family="text">
      <style:text-properties fo:font-variant="normal" fo:text-transform="none" fo:color="#6a0000" loext:opacity="100%" style:text-line-through-style="none" style:text-line-through-type="none" style:font-name="Liberation Serif" fo:font-size="9pt" fo:letter-spacing="normal" fo:font-style="normal" style:text-underline-style="none" fo:font-weight="bold" style:text-blinking="false" style:font-size-asian="9pt" style:font-weight-asian="bold" style:font-size-complex="9pt" style:font-weight-complex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loext:opacity="100%" style:text-line-through-style="none" style:text-line-through-type="none" style:font-name="Verdana" fo:font-size="9pt" style:text-underline-style="none" fo:font-weight="normal" style:text-blinking="false"/>
    </style:style>
    <style:style style:name="T8" style:family="text">
      <style:text-properties fo:color="#000000" loext:opacity="100%" style:text-line-through-style="none" style:text-line-through-type="none" style:font-name="Verdana" style:text-underline-style="none" fo:font-weight="normal" style:text-blinking="false"/>
    </style:style>
    <style:style style:name="T9" style:family="text">
      <style:text-properties fo:color="#6a0000" loext:opacity="100%" style:text-line-through-style="none" style:text-line-through-type="none" style:font-name="Verdana" fo:font-size="10pt" style:text-underline-style="none" fo:font-weight="bold" style:text-blinking="false" style:font-weight-asian="bold" style:font-weight-complex="bold"/>
    </style:style>
    <style:style style:name="T10" style:family="text">
      <style:text-properties fo:color="#6a0000" loext:opacity="100%" style:text-line-through-style="none" style:text-line-through-type="none" style:font-name="Verdana" fo:font-size="9pt" style:text-underline-style="none" fo:font-weight="bold" style:text-blinking="false" style:font-size-asian="9pt" style:font-weight-asian="bold" style:font-size-complex="9pt" style:font-weight-complex="bold"/>
    </style:style>
    <style:style style:name="T11" style:family="text">
      <style:text-properties officeooo:rsid="0023f887"/>
    </style:style>
    <style:style style:name="T12" style:family="text">
      <style:text-properties fo:font-size="10pt" officeooo:rsid="002caeed" style:font-size-asian="10pt" style:font-size-complex="10pt"/>
    </style:style>
    <style:style style:name="T13" style:family="text">
      <style:text-properties fo:font-size="10pt" officeooo:rsid="0032663c" style:font-size-asian="10pt" style:font-size-complex="10pt"/>
    </style:style>
    <style:style style:name="T14" style:family="text">
      <style:text-properties fo:font-size="10pt" officeooo:rsid="0034633e" style:font-size-asian="10pt" style:font-size-complex="10pt"/>
    </style:style>
    <style:style style:name="T15" style:family="text">
      <style:text-properties fo:font-size="9pt" fo:font-weight="bold" style:font-size-asian="9pt" style:font-weight-asian="bold" style:font-size-complex="9pt" style:font-weight-complex="bold"/>
    </style:style>
    <style:style style:name="T16" style:family="text">
      <style:text-properties fo:font-size="9pt" fo:font-weight="bold" style:font-size-asian="9pt" style:font-size-complex="9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T19" style:family="text">
      <style:text-properties fo:color="#003c77" loext:opacity="100%" style:text-line-through-style="none" style:text-line-through-type="none" style:font-name="Verdana" style:text-underline-style="none" fo:font-weight="bold" style:text-blinking="false"/>
    </style:style>
    <style:style style:name="T20" style:family="text">
      <style:text-properties fo:color="#003c77" loext:opacity="100%" style:text-line-through-style="none" style:text-line-through-type="none" style:font-name="Verdana" fo:font-size="9pt" style:text-underline-style="none" fo:font-weight="bold" style:text-blinking="false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20.</text:p>
      <text:p text:style-name="P12"><text:span text:style-name="T1">Задание: 20 (</text:span><text:a xlink:type="simple" xlink:href="https://sql-ex.ru/users_page.php?username=Serge%20I" text:style-name="Internet_20_link" text:visited-style-name="Visited_20_Internet_20_Link"><text:span text:style-name="T3">Serge I</text:span></text:a><text:span text:style-name="T1">: 2003-02-13)</text:span><text:span text:style-name="T6"><text:line-break/></text:span><text:span text:style-name="T1">Найдите производителей, выпускающих по меньшей мере три различных модели ПК. Вывести: Maker, число моделей ПК.</text:span></text:p>
      <text:p text:style-name="P11"/>
      <text:p text:style-name="P11">Select maker, count(model) </text:p>
      <text:p text:style-name="P11">from Product</text:p>
      <text:p text:style-name="P11">where type='PC'</text:p>
      <text:p text:style-name="P11">group by maker</text:p>
      <text:p text:style-name="P11">having count(model) &gt;= 3</text:p>
      <text:p text:style-name="P12"/>
      <text:p text:style-name="P13">25.</text:p>
      <text:p text:style-name="P13"><text:span text:style-name="T1">Задание: 25 (</text:span><text:a xlink:type="simple" xlink:href="https://sql-ex.ru/users_page.php?username=Serge%20I" text:style-name="Internet_20_link" text:visited-style-name="Visited_20_Internet_20_Link"><text:span text:style-name="T3">Serge I</text:span></text:a><text:span text:style-name="T1">: 2003-02-14)</text:span><text:span text:style-name="T6"><text:line-break/></text:span><text:span text:style-name="T1">Найдите производителей принтеров, которые производят ПК с наименьшим объемом RAM</text:span></text:p>
      <text:p text:style-name="P7"><text:s/>и с самым быстрым процессором среди всех ПК, имеющих наименьший объем RAM. </text:p>
      <text:p text:style-name="P7">Вывести: Maker</text:p>
      <text:p text:style-name="P13"/>
      <text:p text:style-name="P13">select distinct maker </text:p>
      <text:p text:style-name="P13">from Product inner join PC</text:p>
      <text:p text:style-name="P13">on Product.model = PC.model</text:p>
      <text:p text:style-name="P13">where ram = (select min(ram)</text:p>
      <text:p text:style-name="P13">from PC)</text:p>
      <text:p text:style-name="P13">and speed = (select max(speed)</text:p>
      <text:p text:style-name="P13">from PC</text:p>
      <text:p text:style-name="P13">where ram = (select min(ram)</text:p>
      <text:p text:style-name="P13">from PC))</text:p>
      <text:p text:style-name="P13">and maker in (select maker</text:p>
      <text:p text:style-name="P13">from Product where type='Printer')</text:p>
      <text:p text:style-name="P13"/>
      <text:p text:style-name="P14">Почему не работает так: </text:p>
      <text:p text:style-name="P14">with select min(ram) from PC as min_ram</text:p>
      <text:p text:style-name="P14">select distinct maker </text:p>
      <text:p text:style-name="P14">from Product inner join PC</text:p>
      <text:p text:style-name="P14">on Product.model = PC.model</text:p>
      <text:p text:style-name="P14">where ram = min_ram</text:p>
      <text:p text:style-name="P14">and speed = (select max(speed)</text:p>
      <text:p text:style-name="P14">from PC</text:p>
      <text:p text:style-name="P14">where ram = min_ram)</text:p>
      <text:p text:style-name="P14">and maker in (select maker</text:p>
      <text:p text:style-name="P14">from Product where type='Printer')</text:p>
      <text:p text:style-name="P15"/>
      <text:p text:style-name="P16">26.</text:p>
      <text:p text:style-name="P16"><text:span text:style-name="T6">Задание: 26 (</text:span><text:a xlink:type="simple" xlink:href="https://sql-ex.ru/users_page.php?username=Serge%20I" text:style-name="Internet_20_link" text:visited-style-name="Visited_20_Internet_20_Link"><text:span text:style-name="T9">Serge I</text:span></text:a><text:span text:style-name="T6">: 2003-02-14)<text:line-break/>Найдите среднюю цену ПК и ПК-блокнотов, выпущенных производителем A (латинская буква). Вывести: одна общая средняя цена.</text:span></text:p>
      <text:p text:style-name="P18"><text:span text:style-name="T7"><text:line-break/></text:span><text:span text:style-name="T11">Select AVG(price) </text:span></text:p>
      <text:p text:style-name="P16">from (select price </text:p>
      <text:p text:style-name="P16">from Product inner join PC</text:p>
      <text:p text:style-name="P16">on Product.model=PC.model</text:p>
      <text:p text:style-name="P16">where maker='A'</text:p>
      <text:p text:style-name="P16">UNION ALL</text:p>
      <text:p text:style-name="P16">select price</text:p>
      <text:p text:style-name="P16">from Product inner join Laptop</text:p>
      <text:p text:style-name="P16">on Product.model=Laptop.model</text:p>
      <text:p text:style-name="P16"><text:soft-page-break/>where maker='A') as t<text:tab/></text:p>
      <text:p text:style-name="P16"/>
      <text:p text:style-name="P16">27.</text:p>
      <text:p text:style-name="P16"><text:span text:style-name="T1">Задание: 27 (</text:span><text:a xlink:type="simple" xlink:href="https://sql-ex.ru/users_page.php?username=Serge%20I" text:style-name="Internet_20_link" text:visited-style-name="Visited_20_Internet_20_Link"><text:span text:style-name="T3">Serge I</text:span></text:a><text:span text:style-name="T1">: 2003-02-03)</text:span><text:span text:style-name="T6"><text:line-break/></text:span><text:span text:style-name="T1">Найдите средний размер диска ПК каждого из тех производителей, которые выпускают и принтеры. Вывести: maker, средний размер HD.</text:span></text:p>
      <text:p text:style-name="P16"/>
      <text:p text:style-name="P16">Select maker, avg(hd)</text:p>
      <text:p text:style-name="P16">from Product inner join PC</text:p>
      <text:p text:style-name="P16">on Product.model=PC.model</text:p>
      <text:p text:style-name="P16">where maker in (select maker </text:p>
      <text:p text:style-name="P16">from Product </text:p>
      <text:p text:style-name="P16">where type='Printer')</text:p>
      <text:p text:style-name="P16">group by maker</text:p>
      <text:p text:style-name="P16"/>
      <text:p text:style-name="P16">28.</text:p>
      <text:p text:style-name="P17"><text:span text:style-name="T1">Задание: 28 (</text:span><text:a xlink:type="simple" xlink:href="https://sql-ex.ru/users_page.php?username=Serge%20I" text:style-name="Internet_20_link" text:visited-style-name="Visited_20_Internet_20_Link"><text:span text:style-name="T3">Serge I</text:span></text:a><text:span text:style-name="T1">: 2012-05-04)</text:span><text:span text:style-name="T6"><text:line-break/></text:span><text:span text:style-name="T1">Используя таблицу Product, определить количество производителей, </text:span></text:p>
      <text:p text:style-name="P8">выпускающих по одной модели.</text:p>
      <text:p text:style-name="P16"/>
      <text:p text:style-name="P16">select count(maker) from </text:p>
      <text:p text:style-name="P16">(select maker from Product</text:p>
      <text:p text:style-name="P16">group by maker</text:p>
      <text:p text:style-name="P16">having count(model) = 1</text:p>
      <text:p text:style-name="P16">) as t</text:p>
      <text:p text:style-name="P16"/>
      <text:p text:style-name="P19">29.</text:p>
      <text:p text:style-name="P19"><text:span text:style-name="T1">Задание: 29 (</text:span><text:a xlink:type="simple" xlink:href="https://sql-ex.ru/users_page.php?username=Serge%20I" text:style-name="Internet_20_link" text:visited-style-name="Visited_20_Internet_20_Link"><text:span text:style-name="T3">Serge I</text:span></text:a><text:span text:style-name="T1">: 2003-02-14)</text:span><text:span text:style-name="T6"><text:line-break/></text:span><text:span text:style-name="T1">В предположении, что приход и расход денег на каждом пункте приема фиксируется </text:span></text:p>
      <text:p text:style-name="P9">не чаще одного раза в день [т.е. первичный ключ (пункт, дата)], написать запрос</text:p>
      <text:p text:style-name="P9"><text:s/>с выходными данными (пункт, дата, приход, расход). </text:p>
      <text:p text:style-name="P9">Использовать таблицы Income_o и Outcome_o.</text:p>
      <text:p text:style-name="P9"/>
      <text:p text:style-name="P19">select COALESCE(Income_o.point, Outcome_o.point) as point, </text:p>
      <text:p text:style-name="P19"><text:s/>COALESCE(Income_o.date, Outcome_o.date) as date, </text:p>
      <text:p text:style-name="P19"><text:s/>inc, out</text:p>
      <text:p text:style-name="P19">from Income_o FULL JOIN Outcome_o</text:p>
      <text:p text:style-name="P19">on Income_o.point=Outcome_o.point</text:p>
      <text:p text:style-name="P19">and Income_o.date=Outcome_o.date</text:p>
      <text:p text:style-name="P5">51.</text:p>
      <text:p text:style-name="P4"><text:span text:style-name="T1">Задание: 51 (</text:span><text:a xlink:type="simple" xlink:href="https://sql-ex.ru/users_page.php?username=Serge%20I" text:style-name="Internet_20_link" text:visited-style-name="Visited_20_Internet_20_Link"><text:span text:style-name="T3">Serge I</text:span></text:a><text:span text:style-name="T1">: 2003-02-17)</text:span><text:span text:style-name="T6"><text:line-break/></text:span><text:span text:style-name="T1">Найдите названия кораблей, имеющих наибольшее число орудий среди всех</text:span></text:p>
      <text:p text:style-name="P6">имеющихся кораблей такого же водоизмещения (учесть корабли из таблицы </text:p>
      <text:p text:style-name="P6">Outcomes).</text:p>
      <text:p text:style-name="P10"/>
      <text:p text:style-name="P1">select distinct name</text:p>
      <text:p text:style-name="P2">from (select name, class from Ships </text:p>
      <text:p text:style-name="P2">UNION </text:p>
      <text:p text:style-name="P2">select distinct ship, ship as class</text:p>
      <text:p text:style-name="P2">from Outcomes </text:p>
      <text:p text:style-name="P2">where ship not in (select name from Ships)</text:p>
      <text:p text:style-name="P2">and ship in (select class from Classes)</text:p>
      <text:p text:style-name="P2">) as t8</text:p>
      <text:p text:style-name="P2">inner join (select cl1.class </text:p>
      <text:p text:style-name="P2">from Classes as cl1 inner join (select max(c4.numGuns) as ng, c4.displacement</text:p>
      <text:p text:style-name="P2">from Classes as c4 INNER JOIN (select name, class from Ships </text:p>
      <text:p text:style-name="P2">UNION </text:p>
      <text:p text:style-name="P2">select distinct ship, ship as class</text:p>
      <text:p text:style-name="P2"><text:soft-page-break/>from Outcomes </text:p>
      <text:p text:style-name="P2">where ship not in (select name from Ships)</text:p>
      <text:p text:style-name="P2">and ship in (select class from Classes)</text:p>
      <text:p text:style-name="P2">) as t10</text:p>
      <text:p text:style-name="P2">on c4.class = t10.class</text:p>
      <text:p text:style-name="P2">group by c4.displacement) as t2</text:p>
      <text:p text:style-name="P2">on cl1.displacement = t2.displacement</text:p>
      <text:p text:style-name="P2">and cl1.numGuns = t2.ng) as t3</text:p>
      <text:p text:style-name="P2">on t8.class = t3.class</text:p>
      <text:p text:style-name="P2"/>
      <text:p text:style-name="P3">58.</text:p>
      <text:p text:style-name="P3">select t1.maker, t1.type, cast(100.0 * coalesce(t3.cdm1, 0)/ t4.cdm2 as NUMERIC(6,2)) as prc</text:p>
      <text:p text:style-name="P3">from</text:p>
      <text:p text:style-name="P3">((((Select maker, type, count(distinct model) as cdm1</text:p>
      <text:p text:style-name="P3">from Product </text:p>
      <text:p text:style-name="P3">group by maker, type</text:p>
      <text:p text:style-name="P3">) as t1</text:p>
      <text:p text:style-name="P3">right join</text:p>
      <text:p text:style-name="P3">(select distinct type from maker) as t2)</text:p>
      <text:p text:style-name="P3">on t1.type=t2.type)</text:p>
      <text:p text:style-name="P3">as t3</text:p>
      <text:p text:style-name="P3">inner join </text:p>
      <text:p text:style-name="P3">(select maker, count(distinct model) as cdm2</text:p>
      <text:p text:style-name="P3">from Product</text:p>
      <text:p text:style-name="P3">group by maker</text:p>
      <text:p text:style-name="P3">) as t4</text:p>
      <text:p text:style-name="P3">on t3.maker=t4.maker and t3.type=t4.type)</text:p>
      <text:p text:style-name="P3"/>
      <text:p text:style-name="P3"/>
      <text:p text:style-name="P3">select *</text:p>
      <text:p text:style-name="P3">from</text:p>
      <text:p text:style-name="P3">((select * from((Select maker, type, count(distinct model) as cdm1</text:p>
      <text:p text:style-name="P3">from Product </text:p>
      <text:p text:style-name="P3">group by maker, type</text:p>
      <text:p text:style-name="P3">) as t1</text:p>
      <text:p text:style-name="P3">right join</text:p>
      <text:p text:style-name="P3">(select distinct type from Product) as t2</text:p>
      <text:p text:style-name="P3">on t1.type=t2.type) as t3)</text:p>
      <text:p text:style-name="P3">inner join </text:p>
      <text:p text:style-name="P3">(select maker, count(distinct model) as cdm2</text:p>
      <text:p text:style-name="P3">from Product</text:p>
      <text:p text:style-name="P3">group by maker</text:p>
      <text:p text:style-name="P3">) as t4</text:p>
      <text:p text:style-name="P3">on t3.maker=t4.maker and t3.type=t4.type)</text:p>
      <text:p text:style-name="P3"/>
      <text:p text:style-name="P26">65.</text:p>
      <text:p text:style-name="P26"/>
      <text:p text:style-name="P27"><text:span text:style-name="T16">Задание: 65 (</text:span><text:a xlink:type="simple" xlink:href="https://sql-ex.ru/users_page.php?username=Serge%20I" text:style-name="Internet_20_link" text:visited-style-name="Visited_20_Internet_20_Link"><text:span text:style-name="T20">Serge I</text:span></text:a><text:span text:style-name="T16">: 2009-08-24)</text:span><text:span text:style-name="T17"><text:line-break/></text:span><text:span text:style-name="T15">Пронумеровать уникальные пары {maker, type} из Product, упорядочив их следующим образом:<text:line-break/>- имя производителя (maker) по возрастанию;<text:line-break/>- тип продукта (type) в порядке PC, Laptop, Printer.<text:line-break/>Если некий производитель выпускает несколько типов продукции, то выводить его имя только в первой строке;<text:line-break/>остальные строки для ЭТОГО производителя должны содержать пустую строку символов ('').</text:span></text:p>
      <text:p text:style-name="P28"><text:span text:style-name="T8"><text:line-break/></text:span><text:span text:style-name="T14">select num, case t2.num1 when 1 then t2.maker else '' end as maker, typefrom </text:span></text:p>
      <text:p text:style-name="P26">(select row_number() over(order by maker, case type when 'PC' then 1 <text:s/></text:p>
      <text:p text:style-name="P26">when 'Laptop' then 2 when 'Printer' then 3 end) as num, </text:p>
      <text:p text:style-name="P26">row_number() over(partition by maker order by maker,</text:p>
      <text:p text:style-name="P26">case t1.type when 'PC' then 1 <text:s/></text:p>
      <text:p text:style-name="P26">when 'Laptop' then 2 when 'Printer' then 3 end) as num1,</text:p>
      <text:p text:style-name="P26">maker, type from</text:p>
      <text:p text:style-name="P26">(select distinct maker, type from Product) as t1</text:p>
      <text:p text:style-name="P26"><text:soft-page-break/>) as t2</text:p>
      <text:p text:style-name="P3"/>
      <text:p text:style-name="P24"><text:span text:style-name="T13">125. </text:span><text:span text:style-name="T2">Задание: 125 (</text:span><text:a xlink:type="simple" xlink:href="https://sql-ex.ru/users_page.php?username=Serge%20I" text:style-name="Internet_20_link" text:visited-style-name="Visited_20_Internet_20_Link"><text:span text:style-name="T4">Serge I</text:span></text:a><text:span text:style-name="T2">: 2003-04-08)</text:span><text:span text:style-name="T18"><text:line-break/></text:span><text:span text:style-name="T2">Определить имена разных пассажиров, летевших хотя бы два раза подряд на месте с одним и тем же номером.</text:span></text:p>
      <text:p text:style-name="P3"/>
      <text:p text:style-name="P3">with t0 as (select ID_psg, place, date, time_out</text:p>
      <text:p text:style-name="P3">from Pass_in_trip inner join Trip</text:p>
      <text:p text:style-name="P3">on Pass_in_trip.trip_no=Trip.trip_no), </text:p>
      <text:p text:style-name="P3">t1 as (select ID_psg, </text:p>
      <text:p text:style-name="P3">ROW_NUMBER() over(partition by ID_psg ORDER BY ID_psg, date, time_out) as rn,</text:p>
      <text:p text:style-name="P3">place</text:p>
      <text:p text:style-name="P3">from t0)</text:p>
      <text:p text:style-name="P3">select Passenger.name </text:p>
      <text:p text:style-name="P3">from</text:p>
      <text:p text:style-name="P3">(select distinct ID_psg from</text:p>
      <text:p text:style-name="P3">(select t1.ID_psg</text:p>
      <text:p text:style-name="P3">from t1 inner join t1 as t2</text:p>
      <text:p text:style-name="P3">on t1.ID_psg=t2.ID_psg and t1.rn=t2.rn-1 and t1.place=t2.place) as t3) </text:p>
      <text:p text:style-name="P3">as t4</text:p>
      <text:p text:style-name="P3">inner join Passenger</text:p>
      <text:p text:style-name="P3">on t4.ID_psg=Passenger.ID_psg</text:p>
      <text:p text:style-name="P3"/>
      <text:p text:style-name="P20"><text:span text:style-name="T12">126. </text:span><text:span text:style-name="T15">Задание: 126 (</text:span><text:a xlink:type="simple" xlink:href="https://sql-ex.ru/users_page.php?username=Serge%20I" text:style-name="Internet_20_link" text:visited-style-name="Visited_20_Internet_20_Link"><text:span text:style-name="T10">Serge I</text:span></text:a><text:span text:style-name="T15">: 2015-04-17)<text:line-break/>Для последовательности пассажиров, упорядоченных по id_psg, определить того,<text:line-break/>кто совершил наибольшее число полетов, а также тех, кто находится в последовательности непосредственно перед и после него.<text:line-break/>Для первого пассажира в последовательности предыдущим будет последний, а для последнего пассажира последующим будет первый.<text:line-break/>Для каждого пассажира, отвечающего условию, вывести: имя, имя предыдущего пассажира, имя следующего пассажира.</text:span></text:p>
      <text:p text:style-name="P21"/>
      <text:p text:style-name="P22">Намучался с этим запросом! </text:p>
      <text:p text:style-name="P22"/>
      <text:p text:style-name="P23">with t1 as </text:p>
      <text:p text:style-name="P23">(select ID_psg, count(*) as count_trips from Pass_in_trip</text:p>
      <text:p text:style-name="P23">group by ID_psg),</text:p>
      <text:p text:style-name="P23">t2 as</text:p>
      <text:p text:style-name="P23">(select ID_psg from t1 where count_trips &gt;= ALL(select count_trips from t1)),</text:p>
      <text:p text:style-name="P23">min_id as </text:p>
      <text:p text:style-name="P23">(select min(ID_psg) as minimum_id from Passenger), </text:p>
      <text:p text:style-name="P23">max_id as </text:p>
      <text:p text:style-name="P23">(select max(ID_psg) as maximum_id from Passenger),</text:p>
      <text:p text:style-name="P23">t as (select ID_psg, </text:p>
      <text:p text:style-name="P23">COALESCE(LAG(Id_psg) OVER (ORDER BY Id_psg), maximum_id) as prev,</text:p>
      <text:p text:style-name="P23">COALESCE(LEAD(Id_psg) OVER (ORDER BY Id_psg), minimum_id) as next</text:p>
      <text:p text:style-name="P23">from Passenger, min_id, max_id)</text:p>
      <text:p text:style-name="P23">select P1.name as psg, P2.name as prev, P3.name as nxt</text:p>
      <text:p text:style-name="P23">from </text:p>
      <text:p text:style-name="P23">(select ID_psg, prev, next</text:p>
      <text:p text:style-name="P23">from t</text:p>
      <text:p text:style-name="P23">where ID_psg in (select ID_psg from t2)) as t3</text:p>
      <text:p text:style-name="P23">inner join</text:p>
      <text:p text:style-name="P23">Passenger as P1</text:p>
      <text:p text:style-name="P23">on t3.ID_psg=P1.ID_psg</text:p>
      <text:p text:style-name="P23">Inner join</text:p>
      <text:p text:style-name="P23">Passenger as P2</text:p>
      <text:p text:style-name="P23">on t3.prev=P2.ID_psg</text:p>
      <text:p text:style-name="P23">Inner join </text:p>
      <text:p text:style-name="P23">Passenger as P3</text:p>
      <text:p text:style-name="P23">on t3.next= P3.ID_ps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Helvetica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05:15:16.864606236</meta:creation-date>
    <dc:date>2024-09-16T22:41:11.813169060</dc:date>
    <meta:editing-duration>P1DT19H2M39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4" meta:paragraph-count="188" meta:word-count="998" meta:character-count="6602" meta:non-whitespace-character-count="5740"/>
  </office:meta>
</office:document-meta>
</file>